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100002F70000043E786A47ED5.svg" manifest:media-type=""/>
  <manifest:file-entry manifest:full-path="Pictures/200000010000365D00002584192D162F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d10b" officeooo:paragraph-rsid="0011d10b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ogramme der Firmware</text:p>
      <text:p text:style-name="P1"><draw:frame draw:style-name="fr1" draw:name="Grafik1" text:anchor-type="paragraph" svg:x="3.491cm" svg:y="1.155cm" svg:width="9.663cm" svg:height="6.669cm" draw:z-index="0"><draw:image xlink:href="Pictures/200000010000365D00002584192D162F.svg" xlink:type="simple" xlink:show="embed" xlink:actuate="onLoad"/></draw:frame><draw:frame draw:style-name="fr1" draw:name="Grafik3" text:anchor-type="paragraph" svg:x="3.847cm" svg:y="8.428cm" svg:width="9.081cm" svg:height="12.998cm" draw:z-index="1"><draw:image xlink:href="Pictures/2000000100002F70000043E786A47ED5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Thorsten Kattanek</meta:initial-creator>
    <meta:creation-date>2013-07-30T22:17:12</meta:creation-date>
    <dc:date>2013-07-30T22:36:03</dc:date>
    <dc:creator>Thorsten Kattanek</dc:creator>
    <meta:editing-duration>P0D</meta:editing-duration>
    <meta:editing-cycles>2</meta:editing-cycles>
    <meta:generator>LibreOffice/3.6$Linux_X86_64 LibreOffice_project/360m1$Build-304</meta:generator>
    <meta:document-statistic meta:table-count="0" meta:image-count="2" meta:object-count="0" meta:page-count="1" meta:paragraph-count="1" meta:word-count="3" meta:character-count="26" meta:non-whitespace-character-count="24"/>
  </office:meta>
</office:document-meta>
</file>